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6a9955" loext:opacity="100%" style:font-name="Consolas" fo:font-size="10.5pt" fo:font-weight="normal"/>
    </style:style>
    <style:style style:name="T8" style:family="text">
      <style:text-properties fo:color="#9cdcfe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Contenedor principal: dos columnas (tabla izquierda + formulario derecha) */</text:p>
      <text:p text:style-name="P2"><text:span text:style-name="T1">.egreso-container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gap</text:span><text:span text:style-name="T3">: </text:span><text:span text:style-name="T5">20px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max-width</text:span><text:span text:style-name="T3">: </text:span><text:span text:style-name="T5">1200px</text:span><text:span text:style-name="T3">;</text:span></text:p>
      <text:p text:style-name="P3">  <text:span text:style-name="T2">margin</text:span><text:span text:style-name="T3">: </text:span><text:span text:style-name="T5">30px</text:span><text:span text:style-name="T3"> </text:span><text:span text:style-name="T4">auto</text:span><text:span text:style-name="T3">;</text:span></text:p>
      <text:p text:style-name="P3">  <text:span text:style-name="T2">flex-wrap</text:span><text:span text:style-name="T3">: </text:span><text:span text:style-name="T4">wrap</text:span><text:span text:style-name="T3">;</text:span></text:p>
      <text:p text:style-name="P2">}</text:p>
      <text:p text:style-name="P4"/>
      <text:p text:style-name="P1">/* Título principal centrado */</text:p>
      <text:p text:style-name="P2"><text:span text:style-name="T1">.egreso-container</text:span> <text:span text:style-name="T1">h2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2rem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margin-bottom</text:span><text:span text:style-name="T3">: </text:span><text:span text:style-name="T5">20px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/>
      <text:p text:style-name="P1">/* Columna izquierda: lista de egresos */</text:p>
      <text:p text:style-name="P2"><text:span text:style-name="T1">.tabla-filtros</text:span> {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min-width</text:span><text:span text:style-name="T3">: </text:span><text:span text:style-name="T5">350px</text:span><text:span text:style-name="T3">;</text:span></text:p>
      <text:p text:style-name="P3">  <text:span text:style-name="T2">background-color</text:span><text:span text:style-name="T3">: </text:span><text:span text:style-name="T4">#ffffff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border-radius</text:span><text:span text:style-name="T3">: </text:span><text:span text:style-name="T5">12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</text:span><text:span text:style-name="T3">)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flex-direction</text:span><text:span text:style-name="T3">: </text:span><text:span text:style-name="T4">column</text:span><text:span text:style-name="T3">;</text:span></text:p>
      <text:p text:style-name="P3">  <text:span text:style-name="T2">justify-content</text:span><text:span text:style-name="T3">: </text:span><text:span text:style-name="T4">space-between</text:span><text:span text:style-name="T3">;</text:span></text:p>
      <text:p text:style-name="P3">  <text:span text:style-name="T2">height</text:span><text:span text:style-name="T3">: </text:span><text:span text:style-name="T5">480px</text:span><text:span text:style-name="T3">; </text:span><text:span text:style-name="T7">/* un poco más alto para coincidir con la tabla de ingresos */</text:span></text:p>
      <text:p text:style-name="P2">}</text:p>
      <text:p text:style-name="P4"/>
      <text:p text:style-name="P1">/* Tabla de egresos */</text:p>
      <text:p text:style-name="P2"><text:span text:style-name="T1">.tabla-egresos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border-collapse</text:span><text:span text:style-name="T3">: </text:span><text:span text:style-name="T4">collapse</text:span><text:span text:style-name="T3">;</text:span></text:p>
      <text:p text:style-name="P3">  <text:span text:style-name="T2">overflow-x</text:span><text:span text:style-name="T3">: </text:span><text:span text:style-name="T4">auto</text:span><text:span text:style-name="T3">;</text:span></text:p>
      <text:p text:style-name="P2">}</text:p>
      <text:p text:style-name="P4"/>
      <text:p text:style-name="P2"><text:span text:style-name="T1">.tabla-egresos</text:span> <text:span text:style-name="T1">th</text:span>,</text:p>
      <text:p text:style-name="P2"><text:span text:style-name="T1">.tabla-egresos</text:span> <text:span text:style-name="T1">td</text:span> {</text:p>
      <text:p text:style-name="P3">  <text:span text:style-name="T2">padding</text:span><text:span text:style-name="T3">: </text:span><text:span text:style-name="T5">10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dd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2">}</text:p>
      <text:p text:style-name="P4"/>
      <text:p text:style-name="P2"><text:span text:style-name="T1">.tabla-egresos</text:span> <text:span text:style-name="T1">th</text:span> {</text:p>
      <text:p text:style-name="P3"><text:soft-page-break/>  <text:span text:style-name="T2">background-color</text:span><text:span text:style-name="T3">: </text:span><text:span text:style-name="T4">#f8f9fa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2">}</text:p>
      <text:p text:style-name="P4"/>
      <text:p text:style-name="P1">/* Filtro por fechas */</text:p>
      <text:p text:style-name="P2"><text:span text:style-name="T1">.filtros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flex-wrap</text:span><text:span text:style-name="T3">: </text:span><text:span text:style-name="T4">wrap</text:span><text:span text:style-name="T3">;</text:span></text:p>
      <text:p text:style-name="P3">  <text:span text:style-name="T2">justify-content</text:span><text:span text:style-name="T3">: </text:span><text:span text:style-name="T4">space-between</text:span><text:span text:style-name="T3">;</text:span></text:p>
      <text:p text:style-name="P3">  <text:span text:style-name="T2">margin-bottom</text:span><text:span text:style-name="T3">: </text:span><text:span text:style-name="T5">15px</text:span><text:span text:style-name="T3">;</text:span></text:p>
      <text:p text:style-name="P3">  <text:span text:style-name="T2">gap</text:span><text:span text:style-name="T3">: </text:span><text:span text:style-name="T5">10px</text:span><text:span text:style-name="T3">;</text:span></text:p>
      <text:p text:style-name="P2">}</text:p>
      <text:p text:style-name="P4"/>
      <text:p text:style-name="P2"><text:span text:style-name="T1">.filtros</text:span> <text:span text:style-name="T1">label</text:span> {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flex-direction</text:span><text:span text:style-name="T3">: </text:span><text:span text:style-name="T4">column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/>
      <text:p text:style-name="P2"><text:span text:style-name="T1">.filtros</text:span> <text:span text:style-name="T1">input</text:span> {</text:p>
      <text:p text:style-name="P3">  <text:span text:style-name="T2">padding</text:span><text:span text:style-name="T3">: </text:span><text:span text:style-name="T5">6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2">}</text:p>
      <text:p text:style-name="P4"/>
      <text:p text:style-name="P1">/* Botones Buscar y Limpiar */</text:p>
      <text:p text:style-name="P2"><text:span text:style-name="T1">.botones-filtro</text:span> <text:span text:style-name="T1">button</text:span> {</text:p>
      <text:p text:style-name="P3">  <text:span text:style-name="T2">margin-top</text:span><text:span text:style-name="T3">: </text:span><text:span text:style-name="T5">5px</text:span><text:span text:style-name="T3">;</text:span></text:p>
      <text:p text:style-name="P3">  <text:span text:style-name="T2">margin-right</text:span><text:span text:style-name="T3">: </text:span><text:span text:style-name="T5">5px</text:span><text:span text:style-name="T3">;</text:span></text:p>
      <text:p text:style-name="P3">  <text:span text:style-name="T2">padding</text:span><text:span text:style-name="T3">: </text:span><text:span text:style-name="T5">8px</text:span><text:span text:style-name="T3"> </text:span><text:span text:style-name="T5">12px</text:span><text:span text:style-name="T3">;</text:span></text:p>
      <text:p text:style-name="P3">  <text:span text:style-name="T2">background-color</text:span><text:span text:style-name="T3">: </text:span><text:span text:style-name="T4">#f2f2f2</text:span><text:span text:style-name="T3">; </text:span><text:span text:style-name="T7">/* gris muy claro */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2">}</text:p>
      <text:p text:style-name="P4"/>
      <text:p text:style-name="P2"><text:span text:style-name="T1">.botones-filtro</text:span> <text:span text:style-name="T1">button:hover</text:span> {</text:p>
      <text:p text:style-name="P3">  <text:span text:style-name="T2">background-color</text:span><text:span text:style-name="T3">: </text:span><text:span text:style-name="T4">#e0e0e0</text:span><text:span text:style-name="T3">;</text:span></text:p>
      <text:p text:style-name="P2">}</text:p>
      <text:p text:style-name="P4"/>
      <text:p text:style-name="P1">/* Sección de paginación */</text:p>
      <text:p text:style-name="P2"><text:span text:style-name="T1">.paginacion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justify-content</text:span><text:span text:style-name="T3">: </text:span><text:span text:style-name="T4">space-between</text:span><text:span text:style-name="T3">;</text:span></text:p>
      <text:p text:style-name="P3">  <text:span text:style-name="T2">margin-top</text:span><text:span text:style-name="T3">: </text:span><text:span text:style-name="T5">10px</text:span><text:span text:style-name="T3">;</text:span></text:p>
      <text:p text:style-name="P2"><text:soft-page-break/>}</text:p>
      <text:p text:style-name="P4"/>
      <text:p text:style-name="P2"><text:span text:style-name="T1">.paginacion</text:span> <text:span text:style-name="T1">button</text:span> {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margin</text:span><text:span text:style-name="T3">: </text:span><text:span text:style-name="T5">0</text:span><text:span text:style-name="T3"> </text:span><text:span text:style-name="T5">5px</text:span><text:span text:style-name="T3">;</text:span></text:p>
      <text:p text:style-name="P3">  <text:span text:style-name="T2">padding</text:span><text:span text:style-name="T3">: </text:span><text:span text:style-name="T5">8px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background-color</text:span><text:span text:style-name="T3">: </text:span><text:span text:style-name="T4">#0088fe</text:span><text:span text:style-name="T3">;</text:span></text:p>
      <text:p text:style-name="P3">  <text:span text:style-name="T2">color</text:span><text:span text:style-name="T3">: </text:span><text:span text:style-name="T4">#fff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2">}</text:p>
      <text:p text:style-name="P4"/>
      <text:p text:style-name="P2"><text:span text:style-name="T1">.paginacion</text:span> <text:span text:style-name="T1">button:disabled</text:span> {</text:p>
      <text:p text:style-name="P3">  <text:span text:style-name="T2">background-color</text:span><text:span text:style-name="T3">: </text:span><text:span text:style-name="T4">#ccc</text:span><text:span text:style-name="T3">;</text:span></text:p>
      <text:p text:style-name="P3">  <text:span text:style-name="T2">cursor</text:span><text:span text:style-name="T3">: </text:span><text:span text:style-name="T4">not-allowed</text:span><text:span text:style-name="T3">;</text:span></text:p>
      <text:p text:style-name="P2">}</text:p>
      <text:p text:style-name="P4"/>
      <text:p text:style-name="P2"><text:span text:style-name="T1">.paginacion</text:span> <text:span text:style-name="T1">button:hover:not</text:span>(<text:span text:style-name="T1">:disabled</text:span>) {</text:p>
      <text:p text:style-name="P3">  <text:span text:style-name="T2">background-color</text:span><text:span text:style-name="T3">: </text:span><text:span text:style-name="T4">#006fcb</text:span><text:span text:style-name="T3">;</text:span></text:p>
      <text:p text:style-name="P2">}</text:p>
      <text:p text:style-name="P4"/>
      <text:p text:style-name="P1">/* Columna derecha: formulario de alta/edición */</text:p>
      <text:p text:style-name="P2"><text:span text:style-name="T1">.formulario-egreso</text:span> {</text:p>
      <text:p text:style-name="P3">  <text:span text:style-name="T2">flex</text:span><text:span text:style-name="T3">: </text:span><text:span text:style-name="T5">0.5</text:span><text:span text:style-name="T3">;</text:span></text:p>
      <text:p text:style-name="P3">  <text:span text:style-name="T2">min-width</text:span><text:span text:style-name="T3">: </text:span><text:span text:style-name="T5">350px</text:span><text:span text:style-name="T3">; </text:span><text:span text:style-name="T7">/* más ancho */</text:span></text:p>
      <text:p text:style-name="P3">  <text:span text:style-name="T2">background-color</text:span><text:span text:style-name="T3">: </text:span><text:span text:style-name="T4">#ffffff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border-radius</text:span><text:span text:style-name="T3">: </text:span><text:span text:style-name="T5">12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</text:span><text:span text:style-name="T3">)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3">  <text:span text:style-name="T2">height</text:span><text:span text:style-name="T3">: </text:span><text:span text:style-name="T5">480px</text:span><text:span text:style-name="T3">; </text:span><text:span text:style-name="T7">/* coincide con la lista */</text:span></text:p>
      <text:p text:style-name="P2">}</text:p>
      <text:p text:style-name="P4"/>
      <text:p text:style-name="P2"><text:span text:style-name="T1">.formulario-egreso</text:span> <text:span text:style-name="T1">label</text:span> {</text:p>
      <text:p text:style-name="P3">  <text:span text:style-name="T2">display</text:span><text:span text:style-name="T3">: </text:span><text:span text:style-name="T4">block</text:span><text:span text:style-name="T3">;</text:span></text:p>
      <text:p text:style-name="P3">  <text:span text:style-name="T2">margin-bottom</text:span><text:span text:style-name="T3">: </text:span><text:span text:style-name="T5">6px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font-size</text:span><text:span text:style-name="T3">: </text:span><text:span text:style-name="T5">0.95rem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/>
      <text:p text:style-name="P2"><text:span text:style-name="T1">.formulario-egreso</text:span> <text:span text:style-name="T1">input</text:span>[<text:span text:style-name="T8">type</text:span><text:span text:style-name="T9">=</text:span><text:span text:style-name="T10">"text"</text:span>],</text:p>
      <text:p text:style-name="P2"><text:span text:style-name="T1">.formulario-egreso</text:span> <text:span text:style-name="T1">input</text:span>[<text:span text:style-name="T8">type</text:span><text:span text:style-name="T9">=</text:span><text:span text:style-name="T10">"number"</text:span>],</text:p>
      <text:p text:style-name="P2"><text:span text:style-name="T1">.formulario-egreso</text:span> <text:span text:style-name="T1">input</text:span>[<text:span text:style-name="T8">type</text:span><text:span text:style-name="T9">=</text:span><text:span text:style-name="T10">"date"</text:span>],</text:p>
      <text:p text:style-name="P2"><text:span text:style-name="T1">.formulario-egreso</text:span> <text:span text:style-name="T1">select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padding</text:span><text:span text:style-name="T3">: </text:span><text:span text:style-name="T5">10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<text:soft-page-break/>  <text:span text:style-name="T2">font-size</text:span><text:span text:style-name="T3">: </text:span><text:span text:style-name="T5">1rem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;</text:span></text:p>
      <text:p text:style-name="P3">  <text:span text:style-name="T2">margin-bottom</text:span><text:span text:style-name="T3">: </text:span><text:span text:style-name="T5">10px</text:span><text:span text:style-name="T3">;</text:span></text:p>
      <text:p text:style-name="P2">}</text:p>
      <text:p text:style-name="P4"/>
      <text:p text:style-name="P1">/* Mensajes de error y éxito */</text:p>
      <text:p text:style-name="P2"><text:span text:style-name="T1">.error</text:span> {</text:p>
      <text:p text:style-name="P3">  <text:span text:style-name="T2">color</text:span><text:span text:style-name="T3">: </text:span><text:span text:style-name="T4">#ff4d4d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margin-bottom</text:span><text:span text:style-name="T3">: </text:span><text:span text:style-name="T5">10px</text:span><text:span text:style-name="T3">;</text:span></text:p>
      <text:p text:style-name="P2">}</text:p>
      <text:p text:style-name="P4"/>
      <text:p text:style-name="P2"><text:span text:style-name="T1">.success</text:span> {</text:p>
      <text:p text:style-name="P3">  <text:span text:style-name="T2">color</text:span><text:span text:style-name="T3">: </text:span><text:span text:style-name="T4">#28a745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margin-bottom</text:span><text:span text:style-name="T3">: </text:span><text:span text:style-name="T5">10px</text:span><text:span text:style-name="T3">;</text:span></text:p>
      <text:p text:style-name="P2">}</text:p>
      <text:p text:style-name="P4"/>
      <text:p text:style-name="P1">/* Botón principal del formulario */</text:p>
      <text:p text:style-name="P2"><text:span text:style-name="T1">.formulario-egreso</text:span> <text:span text:style-name="T1">button</text:span>[<text:span text:style-name="T8">type</text:span><text:span text:style-name="T9">=</text:span><text:span text:style-name="T10">"submit"</text:span>] {</text:p>
      <text:p text:style-name="P3">  <text:span text:style-name="T2">padding</text:span><text:span text:style-name="T3">: </text:span><text:span text:style-name="T5">12px</text:span><text:span text:style-name="T3">;</text:span>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background-color</text:span><text:span text:style-name="T3">: </text:span><text:span text:style-name="T4">#0088fe</text:span><text:span text:style-name="T3">;</text:span></text:p>
      <text:p text:style-name="P3">  <text:span text:style-name="T2">color</text:span><text:span text:style-name="T3">: </text:span><text:span text:style-name="T4">white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2">}</text:p>
      <text:p text:style-name="P4"/>
      <text:p text:style-name="P2"><text:span text:style-name="T1">.formulario-egreso</text:span> <text:span text:style-name="T1">button</text:span>[<text:span text:style-name="T8">type</text:span><text:span text:style-name="T9">=</text:span><text:span text:style-name="T10">"submit"</text:span>]<text:span text:style-name="T1">:hover</text:span> {</text:p>
      <text:p text:style-name="P3">  <text:span text:style-name="T2">background-color</text:span><text:span text:style-name="T3">: </text:span><text:span text:style-name="T4">#006fcb</text:span><text:span text:style-name="T3">;}</text:span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02:20:02.383686900</meta:creation-date>
    <dc:date>2025-09-02T02:20:05.913711100</dc:date>
    <meta:editing-duration>PT3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164" meta:word-count="420" meta:character-count="3312" meta:non-whitespace-character-count="2842"/>
  </office:meta>
</office:document-meta>
</file>